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RC_DIR ?= .</text:p>
      <text:p text:style-name="Standard">LIB_DIR ?= lib</text:p>
      <text:p text:style-name="Standard">OBJ_DIR ?= obj</text:p>
      <text:p text:style-name="Standard">INC_DIR ?= $(SRC_DIR)</text:p>
      <text:p text:style-name="Standard"/>
      <text:p text:style-name="Standard">PAHO_C_LIB ?= /home/fmp/static/opensrc/mqtt/paho/org.eclipse.paho.mqtt.c</text:p>
      <text:p text:style-name="Standard">PAHO_C_LIB ?= /usr/local/lib</text:p>
      <text:p text:style-name="Standard">PAHO_C_INC ?= /usr/local/include</text:p>
      <text:p text:style-name="Standard"/>
      <text:p text:style-name="Standard">INC_DIRS += $(INC_DIR) $(PAHO_C_LIB)/src</text:p>
      <text:p text:style-name="Standard">INC_DIRS += $(INC_DIR) $(PAHO_C_INC)</text:p>
      <text:p text:style-name="Standard"/>
      <text:p text:style-name="Standard">SRCS += $(wildcard $(SRC_DIR)/*.cpp)</text:p>
      <text:p text:style-name="Standard"/>
      <text:p text:style-name="Standard">LDLIBS += -L../lib -L$(PAHO_C_LIB)/src/linux_ia64 -lmqttpp -lmqttv3a</text:p>
      <text:p text:style-name="Standard">LDLIBS += -L../../lib -L$(PAHO_C_LIB) -lmqttpp -lpaho-mqtt3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6T00:33:34.94</dc:date>
    <dc:creator>Doug Johnson</dc:creator>
    <meta:generator>OpenOffice/4.0.1$Win32 OpenOffice.org_project/401m5$Build-9714</meta:generator>
    <meta:editing-duration>PT7H50M43S</meta:editing-duration>
    <meta:editing-cycles>3</meta:editing-cycles>
    <meta:document-statistic meta:table-count="0" meta:image-count="0" meta:object-count="0" meta:page-count="1" meta:paragraph-count="12" meta:word-count="45" meta:character-count="433"/>
  </office:meta>
</office:document-meta>
</file>